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0.3189in"/>
    </style:style>
    <style:style style:name="co4" style:family="table-column">
      <style:table-column-properties fo:break-before="auto" style:column-width="0.3516in"/>
    </style:style>
    <style:style style:name="co6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1"/>
    <style:style style:name="ce2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2402in" svg:y="4.7717in">
            <draw:object draw:notify-on-update-of-ranges="Sheet1.D3:Sheet1.D10 Sheet1.E2:Sheet1.E2 Sheet1.E3:Sheet1.E10 Sheet1.D3:Sheet1.D10 Sheet1.F2:Sheet1.F2 Sheet1.F3:Sheet1.F10 Sheet1.D3:Sheet1.D10 Sheet1.G2:Sheet1.G2 Sheet1.G3:Sheet1.G10 Sheet1.D3:Sheet1.D10 Sheet1.H2:Sheet1.H2 Sheet1.H3:Sheet1.H10 Sheet1.D3:Sheet1.D10 Sheet1.I2:Sheet1.I2 Sheet1.I3:Sheet1.I10 Sheet1.D3:Sheet1.D10 Sheet1.J2:Sheet1.J2 Sheet1.J3:Sheet1.J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1909in" svg:y="4.8315in">
            <draw:object draw:notify-on-update-of-ranges="Sheet1.C14:Sheet1.C14 Sheet1.C15:Sheet1.C27 Sheet1.E14:Sheet1.E14 Sheet1.E15:Sheet1.E27 Sheet1.C14:Sheet1.C14 Sheet1.C15:Sheet1.C27 Sheet1.F14:Sheet1.F14 Sheet1.F15:Sheet1.F27 Sheet1.C14:Sheet1.C14 Sheet1.C15:Sheet1.C27 Sheet1.G14:Sheet1.G14 Sheet1.G15:Sheet1.G27 Sheet1.C14:Sheet1.C14 Sheet1.C15:Sheet1.C27 Sheet1.H14:Sheet1.H14 Sheet1.H15:Sheet1.H27 Sheet1.C14:Sheet1.C14 Sheet1.C15:Sheet1.C27 Sheet1.I14:Sheet1.I14 Sheet1.I15:Sheet1.I27 Sheet1.C14:Sheet1.C14 Sheet1.C15:Sheet1.C27 Sheet1.J14:Sheet1.J14 Sheet1.J15:Sheet1.J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number-columns-repeated="6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refine</text:p>
          </table:table-cell>
          <table:table-cell office:value-type="string">
            <text:p>1/h</text:p>
          </table:table-cell>
          <table:table-cell table:style-name="ce1" office:value-type="string">
            <text:p>u_l1</text:p>
          </table:table-cell>
          <table:table-cell table:style-name="ce1" office:value-type="string">
            <text:p>p_l1</text:p>
          </table:table-cell>
          <table:table-cell table:style-name="ce1" office:value-type="string">
            <text:p>u_l2</text:p>
          </table:table-cell>
          <table:table-cell table:style-name="ce1" office:value-type="string">
            <text:p>p_l2</text:p>
          </table:table-cell>
          <table:table-cell table:style-name="ce1" office:value-type="string">
            <text:p>Order ½</text:p>
          </table:table-cell>
          <table:table-cell table:style-name="ce1" office:value-type="string">
            <text:p>Order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POWER(2;[.C3])" office:value-type="float" office:value="2">
            <text:p>2</text:p>
          </table:table-cell>
          <table:table-cell table:style-name="ce1" office:value-type="float" office:value="0.5262874">
            <text:p>5.262874E-001</text:p>
          </table:table-cell>
          <table:table-cell table:style-name="ce1" office:value-type="float" office:value="5.563323">
            <text:p>5.563323E+000</text:p>
          </table:table-cell>
          <table:table-cell table:style-name="ce1" office:value-type="float" office:value="0.2671057">
            <text:p>2.671057E-001</text:p>
          </table:table-cell>
          <table:table-cell table:style-name="ce1" office:value-type="float" office:value="3.821333">
            <text:p>3.821333E+000</text:p>
          </table:table-cell>
          <table:table-cell table:style-name="ce1" table:formula="of:=5*POWER([.$D3];-1/2)" office:value-type="float" office:value="3.53553390593274">
            <text:p>3.535534E+000</text:p>
          </table:table-cell>
          <table:table-cell table:style-name="ce1" table:formula="of:=2*POWER([.$D3];-1)" office:value-type="float" office:value="1">
            <text:p>1.000000E+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POWER(2;[.C4])" office:value-type="float" office:value="4">
            <text:p>4</text:p>
          </table:table-cell>
          <table:table-cell table:style-name="ce1" office:value-type="float" office:value="0.0414586">
            <text:p>4.145860E-002</text:p>
          </table:table-cell>
          <table:table-cell table:style-name="ce1" office:value-type="float" office:value="0.5044068">
            <text:p>5.044068E-001</text:p>
          </table:table-cell>
          <table:table-cell table:style-name="ce1" office:value-type="float" office:value="0.02432442">
            <text:p>2.432442E-002</text:p>
          </table:table-cell>
          <table:table-cell table:style-name="ce1" office:value-type="float" office:value="0.3912139">
            <text:p>3.912139E-001</text:p>
          </table:table-cell>
          <table:table-cell table:style-name="ce1" table:formula="of:=5*POWER([.$D4];-1/2)" office:value-type="float" office:value="2.5">
            <text:p>2.500000E+000</text:p>
          </table:table-cell>
          <table:table-cell table:style-name="ce1" table:formula="of:=2*POWER([.$D4];-1)" office:value-type="float" office:value="0.5">
            <text:p>5.000000E-0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POWER(2;[.C5])" office:value-type="float" office:value="8">
            <text:p>8</text:p>
          </table:table-cell>
          <table:table-cell table:style-name="ce1" office:value-type="float" office:value="0.1728441">
            <text:p>1.728441E-001</text:p>
          </table:table-cell>
          <table:table-cell table:style-name="ce1" office:value-type="float" office:value="1.486559">
            <text:p>1.486559E+000</text:p>
          </table:table-cell>
          <table:table-cell table:style-name="ce1" office:value-type="float" office:value="0.08838171">
            <text:p>8.838171E-002</text:p>
          </table:table-cell>
          <table:table-cell table:style-name="ce1" office:value-type="float" office:value="1.109955">
            <text:p>1.109955E+000</text:p>
          </table:table-cell>
          <table:table-cell table:style-name="ce1" table:formula="of:=5*POWER([.$D5];-1/2)" office:value-type="float" office:value="1.76776695296637">
            <text:p>1.767767E+000</text:p>
          </table:table-cell>
          <table:table-cell table:style-name="ce1" table:formula="of:=2*POWER([.$D5];-1)" office:value-type="float" office:value="0.25">
            <text:p>2.500000E-0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POWER(2;[.C6])" office:value-type="float" office:value="16">
            <text:p>16</text:p>
          </table:table-cell>
          <table:table-cell table:style-name="ce1" office:value-type="float" office:value="0.1101014">
            <text:p>1.101014E-001</text:p>
          </table:table-cell>
          <table:table-cell table:style-name="ce1" office:value-type="float" office:value="1.242409">
            <text:p>1.242409E+000</text:p>
          </table:table-cell>
          <table:table-cell table:style-name="ce1" office:value-type="float" office:value="0.05763692">
            <text:p>5.763692E-002</text:p>
          </table:table-cell>
          <table:table-cell table:style-name="ce1" office:value-type="float" office:value="1.475856">
            <text:p>1.475856E+000</text:p>
          </table:table-cell>
          <table:table-cell table:style-name="ce1" table:formula="of:=5*POWER([.$D6];-1/2)" office:value-type="float" office:value="1.25">
            <text:p>1.250000E+000</text:p>
          </table:table-cell>
          <table:table-cell table:style-name="ce1" table:formula="of:=2*POWER([.$D6];-1)" office:value-type="float" office:value="0.125">
            <text:p>1.250000E-0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POWER(2;[.C7])" office:value-type="float" office:value="32">
            <text:p>32</text:p>
          </table:table-cell>
          <table:table-cell table:style-name="ce1" office:value-type="float" office:value="0.03383395">
            <text:p>3.383395E-002</text:p>
          </table:table-cell>
          <table:table-cell table:style-name="ce1" office:value-type="float" office:value="0.5736762">
            <text:p>5.736762E-001</text:p>
          </table:table-cell>
          <table:table-cell table:style-name="ce1" office:value-type="float" office:value="0.01825714">
            <text:p>1.825714E-002</text:p>
          </table:table-cell>
          <table:table-cell table:style-name="ce1" office:value-type="float" office:value="1.146837">
            <text:p>1.146837E+000</text:p>
          </table:table-cell>
          <table:table-cell table:style-name="ce1" table:formula="of:=5*POWER([.$D7];-1/2)" office:value-type="float" office:value="0.883883476483184">
            <text:p>8.838835E-001</text:p>
          </table:table-cell>
          <table:table-cell table:style-name="ce1" table:formula="of:=2*POWER([.$D7];-1)" office:value-type="float" office:value="0.0625">
            <text:p>6.250000E-0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POWER(2;[.C8])" office:value-type="float" office:value="64">
            <text:p>64</text:p>
          </table:table-cell>
          <table:table-cell table:style-name="ce1" office:value-type="float" office:value="0.0212667">
            <text:p>2.126670E-002</text:p>
          </table:table-cell>
          <table:table-cell table:style-name="ce1" office:value-type="float" office:value="0.4166364">
            <text:p>4.166364E-001</text:p>
          </table:table-cell>
          <table:table-cell table:style-name="ce1" office:value-type="float" office:value="0.01154577">
            <text:p>1.154577E-002</text:p>
          </table:table-cell>
          <table:table-cell table:style-name="ce1" office:value-type="float" office:value="1.041595">
            <text:p>1.041595E+000</text:p>
          </table:table-cell>
          <table:table-cell table:style-name="ce1" table:formula="of:=5*POWER([.$D8];-1/2)" office:value-type="float" office:value="0.625">
            <text:p>6.250000E-001</text:p>
          </table:table-cell>
          <table:table-cell table:style-name="ce1" table:formula="of:=2*POWER([.$D8];-1)" office:value-type="float" office:value="0.03125">
            <text:p>3.125000E-0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POWER(2;[.C9])" office:value-type="float" office:value="128">
            <text:p>128</text:p>
          </table:table-cell>
          <table:table-cell table:style-name="ce1" office:value-type="float" office:value="0.01112454">
            <text:p>1.112454E-002</text:p>
          </table:table-cell>
          <table:table-cell table:style-name="ce1" office:value-type="float" office:value="0.180478">
            <text:p>1.804780E-001</text:p>
          </table:table-cell>
          <table:table-cell table:style-name="ce1" office:value-type="float" office:value="0.006056881">
            <text:p>6.056881E-003</text:p>
          </table:table-cell>
          <table:table-cell table:style-name="ce1" office:value-type="float" office:value="0.526599">
            <text:p>5.265990E-001</text:p>
          </table:table-cell>
          <table:table-cell table:style-name="ce1" table:formula="of:=5*POWER([.$D9];-1/2)" office:value-type="float" office:value="0.441941738241592">
            <text:p>4.419417E-001</text:p>
          </table:table-cell>
          <table:table-cell table:style-name="ce1" table:formula="of:=2*POWER([.$D9];-1)" office:value-type="float" office:value="0.015625">
            <text:p>1.562500E-0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POWER(2;[.C10])" office:value-type="float" office:value="256">
            <text:p>256</text:p>
          </table:table-cell>
          <table:table-cell table:style-name="ce1" office:value-type="float" office:value="0.005261584">
            <text:p>5.261584E-003</text:p>
          </table:table-cell>
          <table:table-cell table:style-name="ce1" office:value-type="float" office:value="0.09807874">
            <text:p>9.807874E-002</text:p>
          </table:table-cell>
          <table:table-cell table:style-name="ce1" office:value-type="float" office:value="0.00287419">
            <text:p>2.874190E-003</text:p>
          </table:table-cell>
          <table:table-cell table:style-name="ce1" office:value-type="float" office:value="0.4148383">
            <text:p>4.148383E-001</text:p>
          </table:table-cell>
          <table:table-cell table:style-name="ce1" table:formula="of:=5*POWER([.$D10];-1/2)" office:value-type="float" office:value="0.3125">
            <text:p>3.125000E-001</text:p>
          </table:table-cell>
          <table:table-cell table:style-name="ce1" table:formula="of:=2*POWER([.$D10];-1)" office:value-type="float" office:value="0.0078125">
            <text:p>7.812500E-00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2"/>
          <table:table-cell office:value-type="string">
            <text:p>adaptive:</text:p>
          </table:table-cell>
          <table:table-cell table:number-columns-repeated="2"/>
          <table:table-cell table:style-name="ce1"/>
          <table:table-cell table:number-columns-repeated="6"/>
          <table:table-cell table:style-name="ce2"/>
        </table:table-row>
        <table:table-row table:style-name="ro1">
          <table:table-cell table:number-columns-repeated="2"/>
          <table:table-cell office:value-type="string">
            <text:p>“1/h”</text:p>
          </table:table-cell>
          <table:table-cell office:value-type="string">
            <text:p>cells</text:p>
          </table:table-cell>
          <table:table-cell table:style-name="ce1" office:value-type="string">
            <text:p>u_l1</text:p>
          </table:table-cell>
          <table:table-cell table:style-name="ce1" office:value-type="string">
            <text:p>p_l1</text:p>
          </table:table-cell>
          <table:table-cell table:style-name="ce1" office:value-type="string">
            <text:p>u_l2</text:p>
          </table:table-cell>
          <table:table-cell table:style-name="ce1" office:value-type="string">
            <text:p>p_l2</text:p>
          </table:table-cell>
          <table:table-cell table:style-name="ce1" office:value-type="string">
            <text:p>Order 1</text:p>
          </table:table-cell>
          <table:table-cell table:style-name="ce1" office:value-type="string">
            <text:p>Order 2</text:p>
          </table:table-cell>
          <table:table-cell table:number-columns-repeated="2"/>
          <table:table-cell table:style-name="ce2"/>
        </table:table-row>
        <table:table-row table:style-name="ro1">
          <table:table-cell table:number-columns-repeated="2"/>
          <table:table-cell table:formula="of:=SQRT([.D15])" office:value-type="float" office:value="8">
            <text:p>8</text:p>
          </table:table-cell>
          <table:table-cell office:value-type="float" office:value="64">
            <text:p>64</text:p>
          </table:table-cell>
          <table:table-cell table:style-name="ce1" office:value-type="float" office:value="0.1728441">
            <text:p>1.728441E-001</text:p>
          </table:table-cell>
          <table:table-cell table:style-name="ce1" office:value-type="float" office:value="1.486559">
            <text:p>1.486559E+000</text:p>
          </table:table-cell>
          <table:table-cell table:style-name="ce1" office:value-type="float" office:value="0.08838171">
            <text:p>8.838171E-002</text:p>
          </table:table-cell>
          <table:table-cell table:style-name="ce1" office:value-type="float" office:value="1.109955">
            <text:p>1.109955E+000</text:p>
          </table:table-cell>
          <table:table-cell table:style-name="ce1" table:formula="of:=5*POWER([.$C15];-1)" office:value-type="float" office:value="0.625">
            <text:p>6.250000E-001</text:p>
          </table:table-cell>
          <table:table-cell table:style-name="ce1" table:formula="of:=2*POWER([.$C15];-2)" office:value-type="float" office:value="0.03125">
            <text:p>3.125000E-002</text:p>
          </table:table-cell>
          <table:table-cell table:number-columns-repeated="2"/>
          <table:table-cell table:style-name="ce2"/>
        </table:table-row>
        <table:table-row table:style-name="ro1">
          <table:table-cell table:number-columns-repeated="2"/>
          <table:table-cell table:formula="of:=SQRT([.D16])" office:value-type="float" office:value="9.69535971483266">
            <text:p>9.6953597148</text:p>
          </table:table-cell>
          <table:table-cell office:value-type="float" office:value="94">
            <text:p>94</text:p>
          </table:table-cell>
          <table:table-cell table:style-name="ce1" office:value-type="float" office:value="0.1197106">
            <text:p>1.197106E-001</text:p>
          </table:table-cell>
          <table:table-cell table:style-name="ce1" office:value-type="float" office:value="1.28604">
            <text:p>1.286040E+000</text:p>
          </table:table-cell>
          <table:table-cell table:style-name="ce1" office:value-type="float" office:value="0.06230476">
            <text:p>6.230476E-002</text:p>
          </table:table-cell>
          <table:table-cell table:style-name="ce1" office:value-type="float" office:value="1.287985">
            <text:p>1.287985E+000</text:p>
          </table:table-cell>
          <table:table-cell table:style-name="ce1" table:formula="of:=5*POWER([.$C16];-1)" office:value-type="float" office:value="0.515710623129397">
            <text:p>5.157106E-001</text:p>
          </table:table-cell>
          <table:table-cell table:style-name="ce1" table:formula="of:=2*POWER([.$C16];-2)" office:value-type="float" office:value="0.0212765957446808">
            <text:p>2.127660E-002</text:p>
          </table:table-cell>
          <table:table-cell table:number-columns-repeated="2"/>
          <table:table-cell table:style-name="ce2"/>
        </table:table-row>
        <table:table-row table:style-name="ro1">
          <table:table-cell table:number-columns-repeated="2"/>
          <table:table-cell table:formula="of:=SQRT([.D17])" office:value-type="float" office:value="12.1655250605964">
            <text:p>12.1655250606</text:p>
          </table:table-cell>
          <table:table-cell office:value-type="float" office:value="148">
            <text:p>148</text:p>
          </table:table-cell>
          <table:table-cell table:style-name="ce1" office:value-type="float" office:value="0.06243732">
            <text:p>6.243732E-002</text:p>
          </table:table-cell>
          <table:table-cell table:style-name="ce1" office:value-type="float" office:value="0.6581966">
            <text:p>6.581966E-001</text:p>
          </table:table-cell>
          <table:table-cell table:style-name="ce1" office:value-type="float" office:value="0.0327205">
            <text:p>3.272050E-002</text:p>
          </table:table-cell>
          <table:table-cell table:style-name="ce1" office:value-type="float" office:value="0.7599117">
            <text:p>7.599117E-001</text:p>
          </table:table-cell>
          <table:table-cell table:style-name="ce1" table:formula="of:=5*POWER([.$C17];-1)" office:value-type="float" office:value="0.410997468263393">
            <text:p>4.109975E-001</text:p>
          </table:table-cell>
          <table:table-cell table:style-name="ce1" table:formula="of:=2*POWER([.$C17];-2)" office:value-type="float" office:value="0.0135135135135135">
            <text:p>1.351351E-002</text:p>
          </table:table-cell>
          <table:table-cell table:number-columns-repeated="2"/>
          <table:table-cell table:style-name="ce2"/>
        </table:table-row>
        <table:table-row table:style-name="ro1">
          <table:table-cell table:number-columns-repeated="2"/>
          <table:table-cell table:formula="of:=SQRT([.D18])" office:value-type="float" office:value="15.1327459504216">
            <text:p>15.1327459504</text:p>
          </table:table-cell>
          <table:table-cell office:value-type="float" office:value="229">
            <text:p>229</text:p>
          </table:table-cell>
          <table:table-cell table:style-name="ce1" office:value-type="float" office:value="0.02996881">
            <text:p>2.996881E-002</text:p>
          </table:table-cell>
          <table:table-cell table:style-name="ce1" office:value-type="float" office:value="0.5410807">
            <text:p>5.410807E-001</text:p>
          </table:table-cell>
          <table:table-cell table:style-name="ce1" office:value-type="float" office:value="0.01591665">
            <text:p>1.591665E-002</text:p>
          </table:table-cell>
          <table:table-cell table:style-name="ce1" office:value-type="float" office:value="1.177301">
            <text:p>1.177301E+000</text:p>
          </table:table-cell>
          <table:table-cell table:style-name="ce1" table:formula="of:=5*POWER([.$C18];-1)" office:value-type="float" office:value="0.330409300227545">
            <text:p>3.304093E-001</text:p>
          </table:table-cell>
          <table:table-cell table:style-name="ce1" table:formula="of:=2*POWER([.$C18];-2)" office:value-type="float" office:value="0.00873362445414847">
            <text:p>8.733624E-003</text:p>
          </table:table-cell>
          <table:table-cell table:number-columns-repeated="2"/>
          <table:table-cell table:style-name="ce2"/>
        </table:table-row>
        <table:table-row table:style-name="ro1">
          <table:table-cell table:number-columns-repeated="2"/>
          <table:table-cell table:formula="of:=SQRT([.D19])" office:value-type="float" office:value="18.4390889145858">
            <text:p>18.4390889146</text:p>
          </table:table-cell>
          <table:table-cell office:value-type="float" office:value="340">
            <text:p>340</text:p>
          </table:table-cell>
          <table:table-cell table:style-name="ce1" office:value-type="float" office:value="0.01926539">
            <text:p>1.926539E-002</text:p>
          </table:table-cell>
          <table:table-cell table:style-name="ce1" office:value-type="float" office:value="0.4014865">
            <text:p>4.014865E-001</text:p>
          </table:table-cell>
          <table:table-cell table:style-name="ce1" office:value-type="float" office:value="0.01030092">
            <text:p>1.030092E-002</text:p>
          </table:table-cell>
          <table:table-cell table:style-name="ce1" office:value-type="float" office:value="0.9626832">
            <text:p>9.626832E-001</text:p>
          </table:table-cell>
          <table:table-cell table:style-name="ce1" table:formula="of:=5*POWER([.$C19];-1)" office:value-type="float" office:value="0.27116307227332">
            <text:p>2.711631E-001</text:p>
          </table:table-cell>
          <table:table-cell table:style-name="ce1" table:formula="of:=2*POWER([.$C19];-2)" office:value-type="float" office:value="0.00588235294117647">
            <text:p>5.882353E-0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QRT([.D20])" office:value-type="float" office:value="22.4053565024081">
            <text:p>22.4053565024</text:p>
          </table:table-cell>
          <table:table-cell office:value-type="float" office:value="502">
            <text:p>502</text:p>
          </table:table-cell>
          <table:table-cell table:style-name="ce1" office:value-type="float" office:value="0.0123348">
            <text:p>1.233480E-002</text:p>
          </table:table-cell>
          <table:table-cell table:style-name="ce1" office:value-type="float" office:value="0.2860685">
            <text:p>2.860685E-001</text:p>
          </table:table-cell>
          <table:table-cell table:style-name="ce1" office:value-type="float" office:value="0.006633396">
            <text:p>6.633396E-003</text:p>
          </table:table-cell>
          <table:table-cell table:style-name="ce1" office:value-type="float" office:value="0.8115277">
            <text:p>8.115277E-001</text:p>
          </table:table-cell>
          <table:table-cell table:style-name="ce1" table:formula="of:=5*POWER([.$C20];-1)" office:value-type="float" office:value="0.223160921338726">
            <text:p>2.231609E-001</text:p>
          </table:table-cell>
          <table:table-cell table:style-name="ce1" table:formula="of:=2*POWER([.$C20];-2)" office:value-type="float" office:value="0.00398406374501992">
            <text:p>3.984064E-0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QRT([.D21])" office:value-type="float" office:value="28.8444102037119">
            <text:p>28.8444102037</text:p>
          </table:table-cell>
          <table:table-cell office:value-type="float" office:value="832">
            <text:p>832</text:p>
          </table:table-cell>
          <table:table-cell table:style-name="ce1" office:value-type="float" office:value="0.007616736">
            <text:p>7.616736E-003</text:p>
          </table:table-cell>
          <table:table-cell table:style-name="ce1" office:value-type="float" office:value="0.2196068">
            <text:p>2.196068E-001</text:p>
          </table:table-cell>
          <table:table-cell table:style-name="ce1" office:value-type="float" office:value="0.004105505">
            <text:p>4.105505E-003</text:p>
          </table:table-cell>
          <table:table-cell table:style-name="ce1" office:value-type="float" office:value="0.6944339">
            <text:p>6.944339E-001</text:p>
          </table:table-cell>
          <table:table-cell table:style-name="ce1" table:formula="of:=5*POWER([.$C21];-1)" office:value-type="float" office:value="0.173343811320384">
            <text:p>1.733438E-001</text:p>
          </table:table-cell>
          <table:table-cell table:style-name="ce1" table:formula="of:=2*POWER([.$C21];-2)" office:value-type="float" office:value="0.00240384615384615">
            <text:p>2.403846E-0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QRT([.D22])" office:value-type="float" office:value="36.8781778291715">
            <text:p>36.8781778292</text:p>
          </table:table-cell>
          <table:table-cell office:value-type="float" office:value="1360">
            <text:p>1360</text:p>
          </table:table-cell>
          <table:table-cell table:style-name="ce1" office:value-type="float" office:value="0.005002143">
            <text:p>5.002143E-003</text:p>
          </table:table-cell>
          <table:table-cell table:style-name="ce1" office:value-type="float" office:value="0.1102355">
            <text:p>1.102355E-001</text:p>
          </table:table-cell>
          <table:table-cell table:style-name="ce1" office:value-type="float" office:value="0.002702403">
            <text:p>2.702403E-003</text:p>
          </table:table-cell>
          <table:table-cell table:style-name="ce1" office:value-type="float" office:value="0.3684461">
            <text:p>3.684461E-001</text:p>
          </table:table-cell>
          <table:table-cell table:style-name="ce1" table:formula="of:=5*POWER([.$C22];-1)" office:value-type="float" office:value="0.13558153613666">
            <text:p>1.355815E-001</text:p>
          </table:table-cell>
          <table:table-cell table:style-name="ce1" table:formula="of:=2*POWER([.$C22];-2)" office:value-type="float" office:value="0.00147058823529412">
            <text:p>1.470588E-0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QRT([.D23])" office:value-type="float" office:value="42.7200187265877">
            <text:p>42.7200187266</text:p>
          </table:table-cell>
          <table:table-cell office:value-type="float" office:value="1825">
            <text:p>1825</text:p>
          </table:table-cell>
          <table:table-cell table:style-name="ce1" office:value-type="float" office:value="0.003301715">
            <text:p>3.301715E-003</text:p>
          </table:table-cell>
          <table:table-cell table:style-name="ce1" office:value-type="float" office:value="0.07749885">
            <text:p>7.749885E-002</text:p>
          </table:table-cell>
          <table:table-cell table:style-name="ce1" office:value-type="float" office:value="0.001757974">
            <text:p>1.757974E-003</text:p>
          </table:table-cell>
          <table:table-cell table:style-name="ce1" office:value-type="float" office:value="0.3098921">
            <text:p>3.098921E-001</text:p>
          </table:table-cell>
          <table:table-cell table:style-name="ce1" table:formula="of:=5*POWER([.$C23];-1)" office:value-type="float" office:value="0.117041147196131">
            <text:p>1.170411E-001</text:p>
          </table:table-cell>
          <table:table-cell table:style-name="ce1" table:formula="of:=2*POWER([.$C23];-2)" office:value-type="float" office:value="0.0010958904109589">
            <text:p>1.095890E-0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QRT([.D24])" office:value-type="float" office:value="52.0288381573143">
            <text:p>52.0288381573</text:p>
          </table:table-cell>
          <table:table-cell office:value-type="float" office:value="2707">
            <text:p>2707</text:p>
          </table:table-cell>
          <table:table-cell table:style-name="ce1" office:value-type="float" office:value="0.002225646">
            <text:p>2.225646E-003</text:p>
          </table:table-cell>
          <table:table-cell table:style-name="ce1" office:value-type="float" office:value="0.06232686">
            <text:p>6.232686E-002</text:p>
          </table:table-cell>
          <table:table-cell table:style-name="ce1" office:value-type="float" office:value="0.001163343">
            <text:p>1.163343E-003</text:p>
          </table:table-cell>
          <table:table-cell table:style-name="ce1" office:value-type="float" office:value="0.272075">
            <text:p>2.720750E-001</text:p>
          </table:table-cell>
          <table:table-cell table:style-name="ce1" table:formula="of:=5*POWER([.$C24];-1)" office:value-type="float" office:value="0.0961005507153939">
            <text:p>9.610055E-002</text:p>
          </table:table-cell>
          <table:table-cell table:style-name="ce1" table:formula="of:=2*POWER([.$C24];-2)" office:value-type="float" office:value="0.00073882526782416">
            <text:p>7.388253E-0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QRT([.D25])" office:value-type="float" office:value="62.1449917531574">
            <text:p>62.1449917532</text:p>
          </table:table-cell>
          <table:table-cell office:value-type="float" office:value="3862">
            <text:p>3862</text:p>
          </table:table-cell>
          <table:table-cell table:style-name="ce1" office:value-type="float" office:value="0.00163292">
            <text:p>1.632920E-003</text:p>
          </table:table-cell>
          <table:table-cell table:style-name="ce1" office:value-type="float" office:value="0.04238869">
            <text:p>4.238869E-002</text:p>
          </table:table-cell>
          <table:table-cell table:style-name="ce1" office:value-type="float" office:value="0.0008360466">
            <text:p>8.360466E-004</text:p>
          </table:table-cell>
          <table:table-cell table:style-name="ce1" office:value-type="float" office:value="0.2072524">
            <text:p>2.072524E-001</text:p>
          </table:table-cell>
          <table:table-cell table:style-name="ce1" table:formula="of:=5*POWER([.$C25];-1)" office:value-type="float" office:value="0.0804570064126843">
            <text:p>8.045701E-002</text:p>
          </table:table-cell>
          <table:table-cell table:style-name="ce1" table:formula="of:=2*POWER([.$C25];-2)" office:value-type="float" office:value="0.000517866390471258">
            <text:p>5.178664E-0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QRT([.D26])" office:value-type="float" office:value="77.6208734813001">
            <text:p>77.6208734813</text:p>
          </table:table-cell>
          <table:table-cell office:value-type="float" office:value="6025">
            <text:p>6025</text:p>
          </table:table-cell>
          <table:table-cell table:style-name="ce1" office:value-type="float" office:value="0.00104161">
            <text:p>1.041610E-003</text:p>
          </table:table-cell>
          <table:table-cell table:style-name="ce1" office:value-type="float" office:value="0.02780976">
            <text:p>2.780976E-002</text:p>
          </table:table-cell>
          <table:table-cell table:style-name="ce1" office:value-type="float" office:value="0.0005680114">
            <text:p>5.680114E-004</text:p>
          </table:table-cell>
          <table:table-cell table:style-name="ce1" office:value-type="float" office:value="0.1552265">
            <text:p>1.552265E-001</text:p>
          </table:table-cell>
          <table:table-cell table:style-name="ce1" table:formula="of:=5*POWER([.$C26];-1)" office:value-type="float" office:value="0.0644156626400831">
            <text:p>6.441566E-002</text:p>
          </table:table-cell>
          <table:table-cell table:style-name="ce1" table:formula="of:=2*POWER([.$C26];-2)" office:value-type="float" office:value="0.00033195020746888">
            <text:p>3.319502E-0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QRT([.D27])" office:value-type="float" office:value="90.4875682069089">
            <text:p>90.4875682069</text:p>
          </table:table-cell>
          <table:table-cell office:value-type="float" office:value="8188">
            <text:p>8188</text:p>
          </table:table-cell>
          <table:table-cell table:style-name="ce1" office:value-type="float" office:value="0.0007082993">
            <text:p>7.082993E-004</text:p>
          </table:table-cell>
          <table:table-cell table:style-name="ce1" office:value-type="float" office:value="0.02055813">
            <text:p>2.055813E-002</text:p>
          </table:table-cell>
          <table:table-cell table:style-name="ce1" office:value-type="float" office:value="0.0003847876">
            <text:p>3.847876E-004</text:p>
          </table:table-cell>
          <table:table-cell table:style-name="ce1" office:value-type="float" office:value="0.1319878">
            <text:p>1.319878E-001</text:p>
          </table:table-cell>
          <table:table-cell table:style-name="ce1" table:formula="of:=5*POWER([.$C27];-1)" office:value-type="float" office:value="0.0552562092128169">
            <text:p>5.525621E-002</text:p>
          </table:table-cell>
          <table:table-cell table:style-name="ce1" table:formula="of:=2*POWER([.$C27];-2)" office:value-type="float" office:value="0.000244259892525647">
            <text:p>2.442599E-004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5"/>
          <table:table-cell table:style-name="ce2"/>
          <table:table-cell table:number-columns-repeated="7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2"/>
          <table:table-cell table:number-columns-repeated="7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6" number:min-integer-digits="1" number:min-exponent-digits="3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04/18/2012</text:date>, <text:time>19:2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6:06:50</meta:creation-date>
    <meta:editing-duration>PT2H30M28S</meta:editing-duration>
    <meta:editing-cycles>9</meta:editing-cycles>
    <meta:generator>LibreOffice/3.4$Unix LibreOffice_project/340m1$Build-1505</meta:generator>
    <dc:date>2012-04-18T19:20:13</dc:date>
    <meta:document-statistic meta:table-count="3" meta:cell-count="1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12cm" svg:y="2.956cm" style:legend-expansion="high" chart:style-name="ch2"/>
        <chart:plot-area chart:style-name="ch3" table:cell-range-address="Sheet1.D3:Sheet1.J10 Sheet1.E2:Sheet1.J2" chart:data-source-has-labels="row" svg:x="0.77cm" svg:y="0.855cm" svg:width="11.202cm" svg:height="7.545cm">
          <chartooo:coordinate-region svg:x="1.868cm" svg:y="1.054cm" svg:width="9.73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10" chart:label-cell-address="Sheet1.E2:Sheet1.E2" chart:class="chart:scatter">
            <chart:domain table:cell-range-address="Sheet1.D3:Sheet1.D10"/>
            <chart:data-point chart:repeated="8"/>
          </chart:series>
          <chart:series chart:style-name="ch7" chart:values-cell-range-address="Sheet1.F3:Sheet1.F10" chart:label-cell-address="Sheet1.F2:Sheet1.F2" chart:class="chart:scatter">
            <chart:data-point chart:repeated="8"/>
          </chart:series>
          <chart:series chart:style-name="ch8" chart:values-cell-range-address="Sheet1.G3:Sheet1.G10" chart:label-cell-address="Sheet1.G2:Sheet1.G2" chart:class="chart:scatter">
            <chart:data-point chart:repeated="8"/>
          </chart:series>
          <chart:series chart:style-name="ch9" chart:values-cell-range-address="Sheet1.H3:Sheet1.H10" chart:label-cell-address="Sheet1.H2:Sheet1.H2" chart:class="chart:scatter">
            <chart:data-point chart:repeated="8"/>
          </chart:series>
          <chart:series chart:style-name="ch10" chart:values-cell-range-address="Sheet1.I3:Sheet1.I10" chart:label-cell-address="Sheet1.I2:Sheet1.I2" chart:class="chart:scatter">
            <chart:data-point chart:repeated="8"/>
          </chart:series>
          <chart:series chart:style-name="ch11" chart:values-cell-range-address="Sheet1.J3:Sheet1.J10" chart:label-cell-address="Sheet1.J2:Sheet1.J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u_l1</text:p>
                <draw:g>
                  <svg:desc>Sheet1.E2:Sheet1.E2</svg:desc>
                </draw:g>
              </table:table-cell>
              <table:table-cell office:value-type="string">
                <text:p>p_l1</text:p>
                <draw:g>
                  <svg:desc>Sheet1.F2:Sheet1.F2</svg:desc>
                </draw:g>
              </table:table-cell>
              <table:table-cell office:value-type="string">
                <text:p>u_l2</text:p>
                <draw:g>
                  <svg:desc>Sheet1.G2:Sheet1.G2</svg:desc>
                </draw:g>
              </table:table-cell>
              <table:table-cell office:value-type="string">
                <text:p>p_l2</text:p>
                <draw:g>
                  <svg:desc>Sheet1.H2:Sheet1.H2</svg:desc>
                </draw:g>
              </table:table-cell>
              <table:table-cell office:value-type="string">
                <text:p>Order ½</text:p>
                <draw:g>
                  <svg:desc>Sheet1.I2:Sheet1.I2</svg:desc>
                </draw:g>
              </table:table-cell>
              <table:table-cell office:value-type="string">
                <text:p>Order 1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D3:Sheet1.D10</svg:desc>
                </draw:g>
              </table:table-cell>
              <table:table-cell office:value-type="float" office:value="0.5262874">
                <text:p>0.5262874</text:p>
                <draw:g>
                  <svg:desc>Sheet1.E3:Sheet1.E10</svg:desc>
                </draw:g>
              </table:table-cell>
              <table:table-cell office:value-type="float" office:value="5.563323">
                <text:p>5.563323</text:p>
                <draw:g>
                  <svg:desc>Sheet1.F3:Sheet1.F10</svg:desc>
                </draw:g>
              </table:table-cell>
              <table:table-cell office:value-type="float" office:value="0.2671057">
                <text:p>0.2671057</text:p>
                <draw:g>
                  <svg:desc>Sheet1.G3:Sheet1.G10</svg:desc>
                </draw:g>
              </table:table-cell>
              <table:table-cell office:value-type="float" office:value="3.821333">
                <text:p>3.821333</text:p>
                <draw:g>
                  <svg:desc>Sheet1.H3:Sheet1.H10</svg:desc>
                </draw:g>
              </table:table-cell>
              <table:table-cell office:value-type="float" office:value="3.53553390593274">
                <text:p>3.53553390593274</text:p>
                <draw:g>
                  <svg:desc>Sheet1.I3:Sheet1.I10</svg:desc>
                </draw:g>
              </table:table-cell>
              <table:table-cell office:value-type="float" office:value="1">
                <text:p>1</text:p>
                <draw:g>
                  <svg:desc>Sheet1.J3:Sheet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414586">
                <text:p>0.0414586</text:p>
              </table:table-cell>
              <table:table-cell office:value-type="float" office:value="0.5044068">
                <text:p>0.5044068</text:p>
              </table:table-cell>
              <table:table-cell office:value-type="float" office:value="0.02432442">
                <text:p>0.02432442</text:p>
              </table:table-cell>
              <table:table-cell office:value-type="float" office:value="0.3912139">
                <text:p>0.3912139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1728441">
                <text:p>0.1728441</text:p>
              </table:table-cell>
              <table:table-cell office:value-type="float" office:value="1.486559">
                <text:p>1.486559</text:p>
              </table:table-cell>
              <table:table-cell office:value-type="float" office:value="0.08838171">
                <text:p>0.08838171</text:p>
              </table:table-cell>
              <table:table-cell office:value-type="float" office:value="1.109955">
                <text:p>1.109955</text:p>
              </table:table-cell>
              <table:table-cell office:value-type="float" office:value="1.76776695296637">
                <text:p>1.7677669529663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1101014">
                <text:p>0.1101014</text:p>
              </table:table-cell>
              <table:table-cell office:value-type="float" office:value="1.242409">
                <text:p>1.242409</text:p>
              </table:table-cell>
              <table:table-cell office:value-type="float" office:value="0.05763692">
                <text:p>0.05763692</text:p>
              </table:table-cell>
              <table:table-cell office:value-type="float" office:value="1.475856">
                <text:p>1.475856</text:p>
              </table:table-cell>
              <table:table-cell office:value-type="float" office:value="1.25">
                <text:p>1.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3383395">
                <text:p>0.03383395</text:p>
              </table:table-cell>
              <table:table-cell office:value-type="float" office:value="0.5736762">
                <text:p>0.5736762</text:p>
              </table:table-cell>
              <table:table-cell office:value-type="float" office:value="0.01825714">
                <text:p>0.01825714</text:p>
              </table:table-cell>
              <table:table-cell office:value-type="float" office:value="1.146837">
                <text:p>1.146837</text:p>
              </table:table-cell>
              <table:table-cell office:value-type="float" office:value="0.883883476483184">
                <text:p>0.883883476483184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0212667">
                <text:p>0.0212667</text:p>
              </table:table-cell>
              <table:table-cell office:value-type="float" office:value="0.4166364">
                <text:p>0.4166364</text:p>
              </table:table-cell>
              <table:table-cell office:value-type="float" office:value="0.01154577">
                <text:p>0.01154577</text:p>
              </table:table-cell>
              <table:table-cell office:value-type="float" office:value="1.041595">
                <text:p>1.041595</text:p>
              </table:table-cell>
              <table:table-cell office:value-type="float" office:value="0.625">
                <text:p>0.62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01112454">
                <text:p>0.01112454</text:p>
              </table:table-cell>
              <table:table-cell office:value-type="float" office:value="0.180478">
                <text:p>0.180478</text:p>
              </table:table-cell>
              <table:table-cell office:value-type="float" office:value="0.006056881">
                <text:p>0.006056881</text:p>
              </table:table-cell>
              <table:table-cell office:value-type="float" office:value="0.526599">
                <text:p>0.526599</text:p>
              </table:table-cell>
              <table:table-cell office:value-type="float" office:value="0.441941738241592">
                <text:p>0.441941738241592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0.005261584">
                <text:p>0.005261584</text:p>
              </table:table-cell>
              <table:table-cell office:value-type="float" office:value="0.09807874">
                <text:p>0.09807874</text:p>
              </table:table-cell>
              <table:table-cell office:value-type="float" office:value="0.00287419">
                <text:p>0.00287419</text:p>
              </table:table-cell>
              <table:table-cell office:value-type="float" office:value="0.4148383">
                <text:p>0.4148383</text:p>
              </table:table-cell>
              <table:table-cell office:value-type="float" office:value="0.3125">
                <text:p>0.3125</text:p>
              </table:table-cell>
              <table:table-cell office:value-type="float" office:value="0.0078125">
                <text:p>0.007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6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8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8cm" svg:y="2.956cm" style:legend-expansion="high" chart:style-name="ch2"/>
        <chart:plot-area chart:style-name="ch3" table:cell-range-address="Sheet1.C14:Sheet1.C27 Sheet1.E14:Sheet1.J27" chart:data-source-has-labels="row" svg:x="0.77cm" svg:y="0.855cm" svg:width="11.308cm" svg:height="7.545cm">
          <chartooo:coordinate-region svg:x="2.053cm" svg:y="1.054cm" svg:width="10.025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5:Sheet1.E27" chart:label-cell-address="Sheet1.E14:Sheet1.E14" chart:class="chart:scatter">
            <chart:domain table:cell-range-address="Sheet1.C15:Sheet1.C27"/>
            <chart:data-point chart:repeated="13"/>
          </chart:series>
          <chart:series chart:style-name="ch8" chart:values-cell-range-address="Sheet1.F15:Sheet1.F27" chart:label-cell-address="Sheet1.F14:Sheet1.F14" chart:class="chart:scatter">
            <chart:data-point chart:repeated="13"/>
          </chart:series>
          <chart:series chart:style-name="ch9" chart:values-cell-range-address="Sheet1.G15:Sheet1.G27" chart:label-cell-address="Sheet1.G14:Sheet1.G14" chart:class="chart:scatter">
            <chart:data-point chart:repeated="13"/>
          </chart:series>
          <chart:series chart:style-name="ch10" chart:values-cell-range-address="Sheet1.H15:Sheet1.H27" chart:label-cell-address="Sheet1.H14:Sheet1.H14" chart:class="chart:scatter">
            <chart:data-point chart:repeated="13"/>
          </chart:series>
          <chart:series chart:style-name="ch11" chart:values-cell-range-address="Sheet1.I15:Sheet1.I27" chart:label-cell-address="Sheet1.I14:Sheet1.I14" chart:class="chart:scatter">
            <chart:data-point chart:repeated="13"/>
          </chart:series>
          <chart:series chart:style-name="ch12" chart:values-cell-range-address="Sheet1.J15:Sheet1.J27" chart:label-cell-address="Sheet1.J14:Sheet1.J14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u_l1</text:p>
                <draw:g>
                  <svg:desc>Sheet1.E14:Sheet1.E14</svg:desc>
                </draw:g>
              </table:table-cell>
              <table:table-cell office:value-type="string">
                <text:p>p_l1</text:p>
                <draw:g>
                  <svg:desc>Sheet1.F14:Sheet1.F14</svg:desc>
                </draw:g>
              </table:table-cell>
              <table:table-cell office:value-type="string">
                <text:p>u_l2</text:p>
                <draw:g>
                  <svg:desc>Sheet1.G14:Sheet1.G14</svg:desc>
                </draw:g>
              </table:table-cell>
              <table:table-cell office:value-type="string">
                <text:p>p_l2</text:p>
                <draw:g>
                  <svg:desc>Sheet1.H14:Sheet1.H14</svg:desc>
                </draw:g>
              </table:table-cell>
              <table:table-cell office:value-type="string">
                <text:p>Order 1</text:p>
                <draw:g>
                  <svg:desc>Sheet1.I14:Sheet1.I14</svg:desc>
                </draw:g>
              </table:table-cell>
              <table:table-cell office:value-type="string">
                <text:p>Order 2</text:p>
                <draw:g>
                  <svg:desc>Sheet1.J14:Sheet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C15:Sheet1.C27</svg:desc>
                </draw:g>
              </table:table-cell>
              <table:table-cell office:value-type="float" office:value="0.1728441">
                <text:p>0.1728441</text:p>
                <draw:g>
                  <svg:desc>Sheet1.E15:Sheet1.E27</svg:desc>
                </draw:g>
              </table:table-cell>
              <table:table-cell office:value-type="float" office:value="1.486559">
                <text:p>1.486559</text:p>
                <draw:g>
                  <svg:desc>Sheet1.F15:Sheet1.F27</svg:desc>
                </draw:g>
              </table:table-cell>
              <table:table-cell office:value-type="float" office:value="0.08838171">
                <text:p>0.08838171</text:p>
                <draw:g>
                  <svg:desc>Sheet1.G15:Sheet1.G27</svg:desc>
                </draw:g>
              </table:table-cell>
              <table:table-cell office:value-type="float" office:value="1.109955">
                <text:p>1.109955</text:p>
                <draw:g>
                  <svg:desc>Sheet1.H15:Sheet1.H27</svg:desc>
                </draw:g>
              </table:table-cell>
              <table:table-cell office:value-type="float" office:value="0.625">
                <text:p>0.625</text:p>
                <draw:g>
                  <svg:desc>Sheet1.I15:Sheet1.I27</svg:desc>
                </draw:g>
              </table:table-cell>
              <table:table-cell office:value-type="float" office:value="0.03125">
                <text:p>0.03125</text:p>
                <draw:g>
                  <svg:desc>Sheet1.J15:Sheet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69535971483266">
                <text:p>9.69535971483266</text:p>
              </table:table-cell>
              <table:table-cell office:value-type="float" office:value="0.1197106">
                <text:p>0.1197106</text:p>
              </table:table-cell>
              <table:table-cell office:value-type="float" office:value="1.28604">
                <text:p>1.28604</text:p>
              </table:table-cell>
              <table:table-cell office:value-type="float" office:value="0.06230476">
                <text:p>0.06230476</text:p>
              </table:table-cell>
              <table:table-cell office:value-type="float" office:value="1.287985">
                <text:p>1.287985</text:p>
              </table:table-cell>
              <table:table-cell office:value-type="float" office:value="0.515710623129397">
                <text:p>0.515710623129397</text:p>
              </table:table-cell>
              <table:table-cell office:value-type="float" office:value="0.0212765957446808">
                <text:p>0.02127659574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1655250605964">
                <text:p>12.1655250605964</text:p>
              </table:table-cell>
              <table:table-cell office:value-type="float" office:value="0.06243732">
                <text:p>0.06243732</text:p>
              </table:table-cell>
              <table:table-cell office:value-type="float" office:value="0.6581966">
                <text:p>0.6581966</text:p>
              </table:table-cell>
              <table:table-cell office:value-type="float" office:value="0.0327205">
                <text:p>0.0327205</text:p>
              </table:table-cell>
              <table:table-cell office:value-type="float" office:value="0.7599117">
                <text:p>0.7599117</text:p>
              </table:table-cell>
              <table:table-cell office:value-type="float" office:value="0.410997468263393">
                <text:p>0.410997468263393</text:p>
              </table:table-cell>
              <table:table-cell office:value-type="float" office:value="0.0135135135135135">
                <text:p>0.0135135135135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1327459504216">
                <text:p>15.1327459504216</text:p>
              </table:table-cell>
              <table:table-cell office:value-type="float" office:value="0.02996881">
                <text:p>0.02996881</text:p>
              </table:table-cell>
              <table:table-cell office:value-type="float" office:value="0.5410807">
                <text:p>0.5410807</text:p>
              </table:table-cell>
              <table:table-cell office:value-type="float" office:value="0.01591665">
                <text:p>0.01591665</text:p>
              </table:table-cell>
              <table:table-cell office:value-type="float" office:value="1.177301">
                <text:p>1.177301</text:p>
              </table:table-cell>
              <table:table-cell office:value-type="float" office:value="0.330409300227545">
                <text:p>0.330409300227545</text:p>
              </table:table-cell>
              <table:table-cell office:value-type="float" office:value="0.00873362445414847">
                <text:p>0.00873362445414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4390889145858">
                <text:p>18.4390889145858</text:p>
              </table:table-cell>
              <table:table-cell office:value-type="float" office:value="0.01926539">
                <text:p>0.01926539</text:p>
              </table:table-cell>
              <table:table-cell office:value-type="float" office:value="0.4014865">
                <text:p>0.4014865</text:p>
              </table:table-cell>
              <table:table-cell office:value-type="float" office:value="0.01030092">
                <text:p>0.01030092</text:p>
              </table:table-cell>
              <table:table-cell office:value-type="float" office:value="0.9626832">
                <text:p>0.9626832</text:p>
              </table:table-cell>
              <table:table-cell office:value-type="float" office:value="0.27116307227332">
                <text:p>0.27116307227332</text:p>
              </table:table-cell>
              <table:table-cell office:value-type="float" office:value="0.00588235294117647">
                <text:p>0.00588235294117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4053565024081">
                <text:p>22.4053565024081</text:p>
              </table:table-cell>
              <table:table-cell office:value-type="float" office:value="0.0123348">
                <text:p>0.0123348</text:p>
              </table:table-cell>
              <table:table-cell office:value-type="float" office:value="0.2860685">
                <text:p>0.2860685</text:p>
              </table:table-cell>
              <table:table-cell office:value-type="float" office:value="0.006633396">
                <text:p>0.006633396</text:p>
              </table:table-cell>
              <table:table-cell office:value-type="float" office:value="0.8115277">
                <text:p>0.8115277</text:p>
              </table:table-cell>
              <table:table-cell office:value-type="float" office:value="0.223160921338726">
                <text:p>0.223160921338726</text:p>
              </table:table-cell>
              <table:table-cell office:value-type="float" office:value="0.00398406374501992">
                <text:p>0.00398406374501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8444102037119">
                <text:p>28.8444102037119</text:p>
              </table:table-cell>
              <table:table-cell office:value-type="float" office:value="0.007616736">
                <text:p>0.007616736</text:p>
              </table:table-cell>
              <table:table-cell office:value-type="float" office:value="0.2196068">
                <text:p>0.2196068</text:p>
              </table:table-cell>
              <table:table-cell office:value-type="float" office:value="0.004105505">
                <text:p>0.004105505</text:p>
              </table:table-cell>
              <table:table-cell office:value-type="float" office:value="0.6944339">
                <text:p>0.6944339</text:p>
              </table:table-cell>
              <table:table-cell office:value-type="float" office:value="0.173343811320384">
                <text:p>0.173343811320384</text:p>
              </table:table-cell>
              <table:table-cell office:value-type="float" office:value="0.00240384615384615">
                <text:p>0.00240384615384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8781778291715">
                <text:p>36.8781778291715</text:p>
              </table:table-cell>
              <table:table-cell office:value-type="float" office:value="0.005002143">
                <text:p>0.005002143</text:p>
              </table:table-cell>
              <table:table-cell office:value-type="float" office:value="0.1102355">
                <text:p>0.1102355</text:p>
              </table:table-cell>
              <table:table-cell office:value-type="float" office:value="0.002702403">
                <text:p>0.002702403</text:p>
              </table:table-cell>
              <table:table-cell office:value-type="float" office:value="0.3684461">
                <text:p>0.3684461</text:p>
              </table:table-cell>
              <table:table-cell office:value-type="float" office:value="0.13558153613666">
                <text:p>0.13558153613666</text:p>
              </table:table-cell>
              <table:table-cell office:value-type="float" office:value="0.00147058823529412">
                <text:p>0.00147058823529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.7200187265877">
                <text:p>42.7200187265877</text:p>
              </table:table-cell>
              <table:table-cell office:value-type="float" office:value="0.003301715">
                <text:p>0.003301715</text:p>
              </table:table-cell>
              <table:table-cell office:value-type="float" office:value="0.07749885">
                <text:p>0.07749885</text:p>
              </table:table-cell>
              <table:table-cell office:value-type="float" office:value="0.001757974">
                <text:p>0.001757974</text:p>
              </table:table-cell>
              <table:table-cell office:value-type="float" office:value="0.3098921">
                <text:p>0.3098921</text:p>
              </table:table-cell>
              <table:table-cell office:value-type="float" office:value="0.117041147196131">
                <text:p>0.117041147196131</text:p>
              </table:table-cell>
              <table:table-cell office:value-type="float" office:value="0.0010958904109589">
                <text:p>0.00109589041095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0288381573143">
                <text:p>52.0288381573143</text:p>
              </table:table-cell>
              <table:table-cell office:value-type="float" office:value="0.002225646">
                <text:p>0.002225646</text:p>
              </table:table-cell>
              <table:table-cell office:value-type="float" office:value="0.06232686">
                <text:p>0.06232686</text:p>
              </table:table-cell>
              <table:table-cell office:value-type="float" office:value="0.001163343">
                <text:p>0.001163343</text:p>
              </table:table-cell>
              <table:table-cell office:value-type="float" office:value="0.272075">
                <text:p>0.272075</text:p>
              </table:table-cell>
              <table:table-cell office:value-type="float" office:value="0.0961005507153939">
                <text:p>0.0961005507153939</text:p>
              </table:table-cell>
              <table:table-cell office:value-type="float" office:value="0.00073882526782416">
                <text:p>0.00073882526782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.1449917531574">
                <text:p>62.1449917531574</text:p>
              </table:table-cell>
              <table:table-cell office:value-type="float" office:value="0.00163292">
                <text:p>0.00163292</text:p>
              </table:table-cell>
              <table:table-cell office:value-type="float" office:value="0.04238869">
                <text:p>0.04238869</text:p>
              </table:table-cell>
              <table:table-cell office:value-type="float" office:value="0.0008360466">
                <text:p>0.0008360466</text:p>
              </table:table-cell>
              <table:table-cell office:value-type="float" office:value="0.2072524">
                <text:p>0.2072524</text:p>
              </table:table-cell>
              <table:table-cell office:value-type="float" office:value="0.0804570064126843">
                <text:p>0.0804570064126843</text:p>
              </table:table-cell>
              <table:table-cell office:value-type="float" office:value="0.000517866390471258">
                <text:p>0.0005178663904712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.6208734813001">
                <text:p>77.6208734813001</text:p>
              </table:table-cell>
              <table:table-cell office:value-type="float" office:value="0.00104161">
                <text:p>0.00104161</text:p>
              </table:table-cell>
              <table:table-cell office:value-type="float" office:value="0.02780976">
                <text:p>0.02780976</text:p>
              </table:table-cell>
              <table:table-cell office:value-type="float" office:value="0.0005680114">
                <text:p>0.0005680114</text:p>
              </table:table-cell>
              <table:table-cell office:value-type="float" office:value="0.1552265">
                <text:p>0.1552265</text:p>
              </table:table-cell>
              <table:table-cell office:value-type="float" office:value="0.0644156626400831">
                <text:p>0.0644156626400831</text:p>
              </table:table-cell>
              <table:table-cell office:value-type="float" office:value="0.00033195020746888">
                <text:p>0.000331950207468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.4875682069089">
                <text:p>90.4875682069089</text:p>
              </table:table-cell>
              <table:table-cell office:value-type="float" office:value="0.0007082993">
                <text:p>0.0007082993</text:p>
              </table:table-cell>
              <table:table-cell office:value-type="float" office:value="0.02055813">
                <text:p>0.02055813</text:p>
              </table:table-cell>
              <table:table-cell office:value-type="float" office:value="0.0003847876">
                <text:p>0.0003847876</text:p>
              </table:table-cell>
              <table:table-cell office:value-type="float" office:value="0.1319878">
                <text:p>0.1319878</text:p>
              </table:table-cell>
              <table:table-cell office:value-type="float" office:value="0.0552562092128169">
                <text:p>0.0552562092128169</text:p>
              </table:table-cell>
              <table:table-cell office:value-type="float" office:value="0.000244259892525647">
                <text:p>0.0002442598925256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